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758c" officeooo:paragraph-rsid="000d758c"/>
    </style:style>
    <style:style style:name="P2" style:family="paragraph" style:parent-style-name="Standard">
      <style:text-properties officeooo:paragraph-rsid="000d758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master-page-name="Standard">
      <style:paragraph-properties style:page-number="auto"/>
      <style:text-properties officeooo:rsid="000d758c" officeooo:paragraph-rsid="000d758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officeooo:rsid="000d75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ntos</text:p>
      <text:p text:style-name="Standard">sudo ln -sfn /opt/tools/apache-maven-3.3.9/bin/mvn /usr/local/bin/mvn</text:p>
      <text:p text:style-name="Standard">export M2_HOME=/opt/tools/apache-maven-3.3.9/</text:p>
      <text:p text:style-name="Standard">mv source/folder dest/folder</text:p>
      <text:p text:style-name="Standard">mkdir </text:p>
      <text:p text:style-name="Standard">cp source dest</text:p>
      <text:p text:style-name="Standard">mvn spring-boot:debug</text:p>
      <text:p text:style-name="Standard"/>
      <text:p text:style-name="P1">ubuntu</text:p>
      <text:p text:style-name="P1">"sudo nano /etc/profile"</text:p>
      <text:p text:style-name="P2"/>
      <text:p text:style-name="Standard">JAVA_HOME=&lt;Directory where JAVA has been extracted&gt;/jdk1.8.0</text:p>
      <text:p text:style-name="Standard">PATH=$PATH:$HOME/bin:$JAVA_HOME/bin</text:p>
      <text:p text:style-name="Standard">export JAVA_HOME</text:p>
      <text:p text:style-name="Standard">export PATH</text:p>
      <text:p text:style-name="Standard"/>
      <text:p text:style-name="P3">. /<text:span text:style-name="T1">etc/profile</text:span></text:p>
      <text:p text:style-name="P3"/>
      <text:p text:style-name="P3">sudo update-alternatives --install "/usr/bin/java" "java" "&lt;Directory where JAVA has been extracted&gt;/bin/java" 1</text:p>
      <text:p text:style-name="P3">sudo update-alternatives --install "/usr/bin/javac" "javac" "&lt;Directory where JAVA has been extracted&gt;/bin/javac" 1</text:p>
      <text:p text:style-name="P3">sudo update-alternatives --install "/usr/bin/javaws" "javaws" "&lt;Directory where JAVA has been extracted&gt;/bin/javaws" 1</text:p>
      <text:p text:style-name="P3"/>
      <text:p text:style-name="P3">sudo update-alternatives --set java &lt;Directory where JAVA has been extracted&gt;/bin/java</text:p>
      <text:p text:style-name="P3">sudo update-alternatives --set javac &lt;Directory where JAVA has been extracted&gt;/bin/javac</text:p>
      <text:p text:style-name="P3">sudo update-alternatives --set javaws &lt;Directory where JAVA has been extracted&gt;/bin/javaws</text:p>
      <text:p text:style-name="P3"/>
      <text:p text:style-name="P3"><text:soft-page-break/>sudo mysql -u root</text:p>
      <text:p text:style-name="P3">mysql&gt; USE mysql;</text:p>
      <text:p text:style-name="P3">mysql&gt; UPDATE user SET plugin='mysql_native_password' WHERE User='root';</text:p>
      <text:p text:style-name="P3">mysql&gt; FLUSH PRIVILEGES;</text:p>
      <text:p text:style-name="P3">mysql&gt; exit;</text:p>
      <text:p text:style-name="P3"/>
      <text:p text:style-name="P3">$ service mysql restart</text:p>
      <text:p text:style-name="P3"/>
      <text:p text:style-name="P3">tar -xf archive.tar.gz -C /home/linuxize/files</text:p>
      <text:p text:style-name="P3"/>
      <text:p text:style-name="P3"/>
      <text:p text:style-name="P3"/>
      <text:p text:style-name="P3">M2_HOME="/opt/apache-maven-3.6.0"</text:p>
      <text:p text:style-name="P3">/opt/apache-maven-3.6.0/bin</text:p>
      <text:p text:style-name="P3">sudo nano /etc/environment</text:p>
      <text:p text:style-name="P3">PATH="/usr/local/sbin:/usr/local/bin:/usr/sbin:/usr/bin:/sbin:/bin:/usr/games:/usr/local/games:/usr/lib/jvm/jdk-10.0.2/bin:/opt/apache-maven-3.6.0/bin"</text:p>
      <text:p text:style-name="P3">JAVA_HOME="/usr/lib/jvm/jdk-10.0.2"</text:p>
      <text:p text:style-name="P3">M2_HOME="/opt/apache-maven-3.6.0"</text:p>
      <text:p text:style-name="P3"/>
      <text:p text:style-name="P3">sudo update-alternatives --install "/usr/bin/mvn" "mvn" "/opt/apache-maven-3.6.0/bin/mvn" 0</text:p>
      <text:p text:style-name="P3">sudo update-alternatives --set mvn /opt/apache-maven-3.6.0/bin/mvn</text:p>
      <text:p text:style-name="P3"/>
      <text:p text:style-name="P3">sudo wget https://raw.github.com/dimaj/maven-bash-completion/master/bash_completion.bash --output-document /etc/bash_completion.d/mvn</text:p>
      <text:p text:style-name="P3"/>
      <text:p text:style-name="P3">mvn --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g Nguyen Ngoc Dang</meta:initial-creator>
    <meta:editing-cycles>9</meta:editing-cycles>
    <meta:creation-date>2019-09-27T03:49:00</meta:creation-date>
    <dc:date>2019-09-30T22:24:13.711146192</dc:date>
    <meta:editing-duration>PT1H12M12S</meta:editing-duration>
    <meta:generator>LibreOffice/6.0.7.3$Linux_X86_64 LibreOffice_project/00m0$Build-3</meta:generator>
    <meta:document-statistic meta:table-count="0" meta:image-count="0" meta:object-count="0" meta:page-count="2" meta:paragraph-count="37" meta:word-count="165" meta:character-count="1784" meta:non-whitespace-character-count="1665"/>
    <meta:user-defined meta:name="AppVersion">16.0000</meta:user-defined>
    <meta:user-defined meta:name="Company">TM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